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c56" officeooo:paragraph-rsid="001e0c56"/>
    </style:style>
    <style:style style:name="P2" style:family="paragraph" style:parent-style-name="Standard">
      <style:text-properties officeooo:rsid="001e0c56" officeooo:paragraph-rsid="0022f9b7"/>
    </style:style>
    <style:style style:name="P3" style:family="paragraph" style:parent-style-name="Standard">
      <style:text-properties officeooo:rsid="001e1906" officeooo:paragraph-rsid="001e1906"/>
    </style:style>
    <style:style style:name="P4" style:family="paragraph" style:parent-style-name="Standard">
      <style:text-properties officeooo:rsid="001f81d8" officeooo:paragraph-rsid="001f81d8"/>
    </style:style>
    <style:style style:name="P5" style:family="paragraph" style:parent-style-name="Standard">
      <style:text-properties officeooo:rsid="0022f9b7" officeooo:paragraph-rsid="0022f9b7"/>
    </style:style>
    <style:style style:name="T1" style:family="text">
      <style:text-properties officeooo:rsid="0021742d"/>
    </style:style>
    <style:style style:name="T2" style:family="text">
      <style:text-properties officeooo:rsid="0022f9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eidon Running</text:p>
      <text:p text:style-name="P1"/>
      <text:p text:style-name="P1">1. mkdir poseidon</text:p>
      <text:p text:style-name="P1">2. cd poseidon</text:p>
      <text:p text:style-name="P1">3. git clone https://github.com/AmanPriyanshu/understanding-networks.git .</text:p>
      <text:p text:style-name="P1">4. python3 ./installers/docker_installer.py <text:s/>#Installs docker and essential tools such as openvswitch-switch and network-tools.</text:p>
      <text:p text:style-name="P3"/>
      <text:p text:style-name="P4">Important commands run include:</text:p>
      <text:p text:style-name="P4"><text:tab/>a. curl -fsSL https://download.docker.com/linux/ubuntu/gpg | sudo apt-key add -</text:p>
      <text:p text:style-name="P4"><text:tab/> <text:s text:c="3"/>sudo add-apt-repository "deb [arch=amd64] https://download.docker.com/linux/ubuntu $(lsb_release -cs) stable</text:p>
      <text:p text:style-name="P4"><text:tab/> <text:s text:c="3"/>sudo apt install docker-ce</text:p>
      <text:p text:style-name="P4"><text:tab/> <text:s text:c="3"/>These commands installs docker for ubuntu in a clean and sequential manner</text:p>
      <text:p text:style-name="P4"><text:tab/>b. sudo apt install openvswitch-switch</text:p>
      <text:p text:style-name="P4"><text:tab/> <text:s text:c="3"/>This command installs openVSwitch</text:p>
      <text:p text:style-name="P4"><text:tab/>c. sudo apt install net-tools</text:p>
      <text:p text:style-name="P4"><text:tab/> <text:s text:c="3"/><text:span text:style-name="T1">This installs net-tools if not already installed on the system.</text:span></text:p>
      <text:p text:style-name="P1"/>
      <text:p text:style-name="P1"/>
      <text:p text:style-name="P2">5. <text:span text:style-name="T2">python3 faucet_network/faucet_network_setup.py</text:span></text:p>
      <text:p text:style-name="P5">This command initiates the python program aucet_network_setup.py which pulls the two developments of docker i.e. Ubuntu:16.04 and faucet:latest/</text:p>
      <text:p text:style-name="P5">It uses the commands:</text:p>
      <text:p text:style-name="P5"><text:tab/>a. sudo docker pull faucet/faucet:latest</text:p>
      <text:p text:style-name="P5"><text:tab/>b. sudo docker pull ubuntu:16.0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4:49:44.923634721</meta:creation-date>
    <dc:date>2020-03-13T15:11:56.522757471</dc:date>
    <meta:editing-duration>PT12M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22" meta:character-count="1045" meta:non-whitespace-character-count="911"/>
  </office:meta>
</office:document-meta>
</file>